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SanL-Regu" svg:font-family="NimbusSanL-Regu" style:font-family-generic="system" svg:panose-1="0 0 0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GB" style:language-asian="zh" style:country-asian="CN"/>
    </style:style>
    <style:style style:name="P3" style:parent-style-name="Normal" style:family="paragraph">
      <style:paragraph-properties fo:border-top="0.0416in solid #5B9BD5" fo:border-left="none" fo:border-bottom="0.0416in solid #5B9BD5" fo:border-right="none" fo:padding-top="0.1111in" fo:padding-left="0in" fo:padding-bottom="0.1111in" fo:padding-right="0in" style:shadow="none" fo:margin-bottom="0in"/>
    </style:style>
    <style:style style:name="T4" style:parent-style-name="DefaultParagraphFont" style:family="text">
      <style:text-properties fo:font-weight="bold" style:font-weight-asian="bold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weight="bold" style:font-weight-asian="bold"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style:font-name="NimbusSanL-Regu" style:font-name-asian="SimSun" style:font-name-complex="NimbusSanL-Regu" fo:font-size="14.5pt" style:font-size-asian="14.5pt" style:font-size-complex="14.5pt" style:text-underline-type="single" style:text-underline-style="solid" style:text-underline-width="auto" style:text-underline-mode="continuous" fo:language="en" fo:country="GB" style:language-asian="zh" style:country-asian="CN"/>
    </style:style>
    <style:style style:name="P11" style:parent-style-name="Heading2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2" style:parent-style-name="Heading4Char" style:family="text">
      <style:text-properties fo:language="en" fo:country="GB"/>
    </style:style>
    <style:style style:name="T13" style:parent-style-name="Heading4Char" style:family="text">
      <style:text-properties fo:language="en" fo:country="GB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/>
    <style:style style:name="T16" style:parent-style-name="DefaultParagraphFont" style:family="text">
      <style:text-properties fo:language="en" fo:country="US"/>
    </style:style>
    <style:style style:name="P17" style:parent-style-name="NoSpacing" style:family="paragraph"/>
    <style:style style:name="T18" style:parent-style-name="DefaultParagraphFont" style:family="text">
      <style:text-properties fo:language="en" fo:country="US"/>
    </style:style>
    <style:style style:name="P19" style:parent-style-name="NoSpacing" style:family="paragraph"/>
    <style:style style:name="T20" style:parent-style-name="DefaultParagraphFont" style:family="text">
      <style:text-properties fo:language="en" fo:country="US"/>
    </style:style>
    <style:style style:name="P21" style:parent-style-name="Heading5" style:family="paragraph">
      <style:text-properties fo:language="en" fo:country="US"/>
    </style:style>
    <style:style style:name="P22" style:parent-style-name="NoSpacing" style:family="paragraph"/>
    <style:style style:name="T23" style:parent-style-name="DefaultParagraphFont" style:family="text">
      <style:text-properties fo:language="en" fo:country="US"/>
    </style:style>
    <style:style style:name="P24" style:parent-style-name="NoSpacing" style:family="paragraph"/>
    <style:style style:name="T25" style:parent-style-name="DefaultParagraphFont" style:family="text">
      <style:text-properties fo:language="en" fo:country="US"/>
    </style:style>
    <style:style style:name="P26" style:parent-style-name="NoSpacing" style:family="paragraph"/>
    <style:style style:name="T27" style:parent-style-name="DefaultParagraphFont" style:family="text">
      <style:text-properties fo:language="en" fo:country="US"/>
    </style:style>
    <style:style style:name="P28" style:parent-style-name="NoSpacing" style:family="paragraph"/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style:font-name="SimSun" style:font-name-asian="SimSun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style:font-name="SimSun" style:font-name-asian="SimSun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style:font-name="SimSun" style:font-name-asian="SimSun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style:font-name="SimSun" style:font-name-asian="SimSun"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style:font-name="SimSun" style:font-name-asian="SimSun"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Spacing" style:family="paragraph"/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SimSun" style:font-name-asian="SimSun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style:font-name="SimSun" style:font-name-asian="SimSun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style:font-name="SimSun" style:font-name-asian="SimSun" fo:language="en" fo:country="US"/>
    </style:style>
    <style:style style:name="T49" style:parent-style-name="DefaultParagraphFont" style:family="text">
      <style:text-properties style:font-name-asian="SimSun" style:font-name-complex="Calibri" fo:language="en" fo:country="US"/>
    </style:style>
    <style:style style:name="T50" style:parent-style-name="DefaultParagraphFont" style:family="text">
      <style:text-properties style:font-name="SimSun" style:font-name-asian="SimSun" fo:language="en" fo:country="US"/>
    </style:style>
    <style:style style:name="T51" style:parent-style-name="DefaultParagraphFont" style:family="text">
      <style:text-properties style:font-name-asian="SimSun" style:font-name-complex="Calibri" fo:language="en" fo:country="US"/>
    </style:style>
    <style:style style:name="P52" style:parent-style-name="Heading5" style:family="paragraph">
      <style:text-properties fo:language="en" fo:country="US"/>
    </style:style>
    <style:style style:name="P53" style:parent-style-name="NoSpacing" style:family="paragraph">
      <style:text-properties fo:language="en" fo:country="US"/>
    </style:style>
    <style:style style:name="P54" style:parent-style-name="NoSpacing" style:family="paragraph">
      <style:text-properties fo:language="en" fo:country="US"/>
    </style:style>
    <style:style style:name="T55" style:parent-style-name="Heading5Char" style:family="text">
      <style:text-properties fo:language="en" fo:country="GB"/>
    </style:style>
    <style:style style:name="T56" style:parent-style-name="Heading5Char" style:family="text">
      <style:text-properties fo:language="en" fo:country="GB"/>
    </style:style>
    <style:style style:name="P57" style:parent-style-name="NoSpacing" style:family="paragraph">
      <style:text-properties fo:language="en" fo:country="US"/>
    </style:style>
    <style:style style:name="P58" style:parent-style-name="NoSpacing" style:family="paragraph">
      <style:text-properties fo:language="en" fo:country="US"/>
    </style:style>
    <style:style style:name="P59" style:parent-style-name="NoSpacing" style:family="paragraph">
      <style:text-properties fo:language="en" fo:country="US"/>
    </style:style>
    <style:style style:name="P60" style:parent-style-name="NoSpacing" style:family="paragraph">
      <style:text-properties fo:language="en" fo:country="US"/>
    </style:style>
    <style:style style:name="P61" style:parent-style-name="NoSpacing" style:family="paragraph">
      <style:text-properties fo:language="en" fo:country="US"/>
    </style:style>
    <style:style style:name="T62" style:parent-style-name="Heading5Char" style:family="text">
      <style:text-properties fo:language="en" fo:country="GB"/>
    </style:style>
    <style:style style:name="P63" style:parent-style-name="NoSpacing" style:family="paragraph"/>
    <style:style style:name="T64" style:parent-style-name="DefaultParagraphFont" style:family="text">
      <style:text-properties fo:language="en" fo:country="GB"/>
    </style:style>
    <style:style style:name="T65" style:parent-style-name="Heading5Char" style:family="text">
      <style:text-properties fo:language="en" fo:country="US"/>
    </style:style>
    <style:style style:name="T66" style:parent-style-name="Heading5Char" style:family="text">
      <style:text-properties fo:language="en" fo:country="US"/>
    </style:style>
    <style:style style:name="P67" style:parent-style-name="NoSpacing" style:family="paragraph">
      <style:text-properties fo:language="en" fo:country="US"/>
    </style:style>
    <style:style style:name="P68" style:parent-style-name="NoSpacing" style:family="paragraph">
      <style:text-properties fo:language="en" fo:country="US"/>
    </style:style>
    <style:style style:name="P69" style:parent-style-name="NoSpacing" style:family="paragraph"/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Heading5" style:family="paragraph">
      <style:text-properties fo:language="en" fo:country="US"/>
    </style:style>
    <style:style style:name="P78" style:parent-style-name="NoSpacing" style:family="paragraph">
      <style:text-properties fo:language="en" fo:country="US"/>
    </style:style>
    <style:style style:name="P79" style:parent-style-name="NoSpacing" style:family="paragraph">
      <style:text-properties fo:language="en" fo:country="US"/>
    </style:style>
    <style:style style:name="P80" style:parent-style-name="NoSpacing" style:family="paragraph">
      <style:text-properties fo:language="en" fo:country="US"/>
    </style:style>
    <style:style style:name="P81" style:parent-style-name="NoSpacing" style:family="paragraph">
      <style:text-properties fo:language="en" fo:country="US"/>
    </style:style>
    <style:style style:name="P82" style:parent-style-name="NoSpacing" style:family="paragraph">
      <style:text-properties fo:language="en" fo:country="US"/>
    </style:style>
    <style:style style:name="P83" style:parent-style-name="Heading5" style:family="paragraph">
      <style:text-properties fo:language="en" fo:country="US"/>
    </style:style>
    <style:style style:name="P84" style:parent-style-name="ListParagraph" style:family="paragraph">
      <style:text-properties fo:language="en" fo:country="US"/>
    </style:style>
    <style:style style:name="P85" style:parent-style-name="ListParagraph" style:family="paragraph">
      <style:text-properties fo:language="en" fo:country="US"/>
    </style:style>
    <style:style style:name="P86" style:parent-style-name="ListParagraph" style:family="paragraph">
      <style:text-properties fo:language="en" fo:country="US"/>
    </style:style>
    <style:style style:name="P87" style:parent-style-name="ListParagraph" style:family="paragraph">
      <style:text-properties fo:language="en" fo:country="US"/>
    </style:style>
    <style:style style:name="P88" style:parent-style-name="Heading2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style:font-name="SimSun" style:font-name-asian="SimSun"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style:font-name="SimSun" style:font-name-asian="SimSun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style:font-name="SimSun" style:font-name-asian="SimSun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style:font-name="SimSun" style:font-name-asian="SimSun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style:font-name="SimSun" style:font-name-asian="SimSun" fo:language="en" fo:country="US"/>
    </style:style>
    <style:style style:name="T131" style:parent-style-name="DefaultParagraphFont" style:family="text">
      <style:text-properties style:font-name="SimSun" style:font-name-asian="SimSun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style:font-name="SimSun" style:font-name-asian="SimSun" fo:language="en" fo:country="US"/>
    </style:style>
    <style:style style:name="T136" style:parent-style-name="DefaultParagraphFont" style:family="text">
      <style:text-properties style:font-name="SimSun" style:font-name-asian="SimSun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style:font-name="SimSun" style:font-name-asian="SimSun"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style:font-name="SimSun" style:font-name-asian="SimSun" fo:language="en" fo:country="US"/>
    </style:style>
    <style:style style:name="T146" style:parent-style-name="DefaultParagraphFont" style:family="text">
      <style:text-properties style:font-name="SimSun" style:font-name-asian="SimSun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style:font-name="SimSun" style:font-name-asian="SimSun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5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1.22639in" svg:y="0.34861in" svg:width="5.79167in" svg:height="1.08333in" style:rel-width="scale" style:rel-height="scale"><draw:text-box><text:p text:style-name="P3"><text:span text:style-name="T4">Questions</text:span><text:span text:style-name="T5"><text:s/>on the exam should be<text:s/></text:span><text:span text:style-name="T6">in English</text:span><text:span text:style-name="T7"><text:s/>(I have asked for this and handed in English-language questions but not received a guarantee that they won’t be back-translated to German) and<text:s/></text:span><text:span text:style-name="T8">should be answered in the language they are posed in</text:span><text:span text:style-name="T9">!</text:span></text:p></draw:text-box><svg:title/><svg:desc/></draw:frame></text:span><text:span text:style-name="T10">BASIC STATISTICS FOR BIOLOGISTS – EXAM INFORMATION</text:span></text:p>
      <text:h text:style-name="P11" text:outline-level="2">Seminar Breakdown:</text:h>
      <text:p text:style-name="NoSpacing"><text:span text:style-name="T12">Seminar 1</text:span><text:span text:style-name="T13"><text:s/>– Introduction to Statistics</text:span></text:p>
      <text:list text:style-name="LFO1" text:continue-numbering="true">
        <text:list-item>
          <text:p text:style-name="P14">Be familiar with terminology of:</text:p>
          <text:list text:continue-numbering="true">
            <text:list-item>
              <text:p text:style-name="P15"><text:span text:style-name="T16">Population/Sample</text:span></text:p>
            </text:list-item>
            <text:list-item>
              <text:p text:style-name="P17"><text:span text:style-name="T18">Training Data/ Test Data</text:span></text:p>
            </text:list-item>
            <text:list-item>
              <text:p text:style-name="P19"><text:span text:style-name="T20">Randomisation <text:s/>(what makes data random and how to achieve that in R)</text:span></text:p>
            </text:list-item>
          </text:list>
        </text:list-item>
      </text:list>
      <text:h text:style-name="P21" text:outline-level="5">Seminar 2 – Introduction to R</text:h>
      <text:list text:style-name="LFO1" text:continue-numbering="true">
        <text:list-item>
          <text:p text:style-name="P22"><text:span text:style-name="T23">Assigning and Removing Objects</text:span></text:p>
        </text:list-item>
        <text:list-item>
          <text:p text:style-name="P24"><text:span text:style-name="T25">Load Data on a certain name (provide the code)</text:span></text:p>
        </text:list-item>
        <text:list-item>
          <text:p text:style-name="P26"><text:span text:style-name="T27">Object Types (list object types and modes)<text:s/></text:span></text:p>
        </text:list-item>
        <text:list-item>
          <text:p text:style-name="P28"><text:span text:style-name="T29">Object Dimensions (know how<text:s/></text:span><text:span text:style-name="T30">str</text:span><text:span text:style-name="T31">,<text:s/></text:span><text:span text:style-name="T32">class</text:span><text:span text:style-name="T33">,<text:s/></text:span><text:span text:style-name="T34">summary</text:span><text:span text:style-name="T35">,</text:span><text:span text:style-name="T36"><text:s/></text:span><text:span text:style-name="T37">dim</text:span><text:span text:style-name="T38">,</text:span><text:span text:style-name="T39"><text:s/>and<text:s/></text:span><text:span text:style-name="T40">view</text:span><text:span text:style-name="T41"><text:s/>work and when to use which)<text:s/></text:span></text:p>
        </text:list-item>
        <text:list-item>
          <text:p text:style-name="P42"><text:span text:style-name="T43">Basic commands of R (</text:span><text:span text:style-name="T44">getwd</text:span><text:span text:style-name="T45">,<text:s/></text:span><text:span text:style-name="T46">setwd</text:span><text:span text:style-name="T47">,<text:s/></text:span><text:span text:style-name="T48">rm</text:span><text:span text:style-name="T49">,</text:span><text:span text:style-name="T50">?</text:span><text:span text:style-name="T51">, etc.)</text:span></text:p>
        </text:list-item>
      </text:list>
      <text:h text:style-name="P52" text:outline-level="5">Seminar 3 – A Primer for Statistical Tests</text:h>
      <text:list text:style-name="LFO2" text:continue-numbering="true">
        <text:list-item>
          <text:p text:style-name="P53">Variable scales<text:s/>and what they imply</text:p>
        </text:list-item>
        <text:list-item>
          <text:p text:style-name="P54">Tests for normality of the data</text:p>
        </text:list-item>
      </text:list>
      <text:p text:style-name="NoSpacing"><text:span text:style-name="T55">Seminar 4</text:span><text:span text:style-name="T56"><text:s/>– Descriptive Statistics</text:span></text:p>
      <text:list text:style-name="LFO2" text:continue-numbering="true">
        <text:list-item>
          <text:p text:style-name="P57">Differences between descriptive and inferential statistics<text:s/>and when you would use which</text:p>
        </text:list-item>
        <text:list-item>
          <text:p text:style-name="P58">Descriptive parameters<text:s/>(no calculation formulas):</text:p>
          <text:list text:continue-numbering="true">
            <text:list-item>
              <text:p text:style-name="P59">What do they describe?</text:p>
            </text:list-item>
            <text:list-item>
              <text:p text:style-name="P60">How do they react to outliers?</text:p>
            </text:list-item>
            <text:list-item>
              <text:p text:style-name="P61">How do you obtain them in R?</text:p>
            </text:list-item>
          </text:list>
        </text:list-item>
      </text:list>
      <text:p text:style-name="NoSpacing"><text:span text:style-name="T62">Seminar 5 – Data visualization<text:s/></text:span></text:p>
      <text:list text:style-name="LFO2" text:continue-numbering="true">
        <text:list-item>
          <text:p text:style-name="P63"><text:span text:style-name="T64">Not on the exam (but important for your research)</text:span></text:p>
        </text:list-item>
      </text:list>
      <text:p text:style-name="NoSpacing"><text:span text:style-name="T65">Seminar 6</text:span><text:span text:style-name="T66"><text:s/>– Inferential Statistics</text:span></text:p>
      <text:list text:style-name="LFO2" text:continue-numbering="true">
        <text:list-item>
          <text:p text:style-name="P67">Be able to establish Null and Alternative Hypotheses</text:p>
        </text:list-item>
        <text:list-item>
          <text:p text:style-name="P68">How<text:s/>to Go About Testing Hypotheses</text:p>
        </text:list-item>
        <text:list-item>
          <text:p text:style-name="P69"><text:span text:style-name="T70">Choosing The Appropriate Test</text:span><text:span text:style-name="T71"><text:s/></text:span><text:span text:style-name="T72">(table with statistical t</text:span><text:span text:style-name="T73">ests)</text:span><text:span text:style-name="T74"><text:line-break/></text:span><text:span text:style-name="T75"></text:span><text:span text:style-name="T76"><text:s/>On a personal note, I detest having to have this on the exam and would not ask this of you if I had the freedom to take the possibility of this being off the exam out back</text:span></text:p>
        </text:list-item>
      </text:list>
      <text:h text:style-name="P77" text:outline-level="5">Seminar 7<text:s/>– Data Handling</text:h>
      <text:list text:style-name="LFO6" text:continue-numbering="true">
        <text:list-item>
          <text:p text:style-name="P78">README file (what is it for and what does it contain)</text:p>
        </text:list-item>
        <text:list-item>
          <text:p text:style-name="P79">Common Issues<text:s/>(be able to spot these in a data set):</text:p>
          <text:list text:continue-numbering="true">
            <text:list-item>
              <text:p text:style-name="P80">NAs in Excelsheet?<text:s/></text:p>
            </text:list-item>
            <text:list-item>
              <text:p text:style-name="P81">Dots or Commas?<text:s/></text:p>
            </text:list-item>
            <text:list-item>
              <text:p text:style-name="P82">Redundancy and Sparsity?</text:p>
            </text:list-item>
          </text:list>
        </text:list-item>
      </text:list>
      <text:h text:style-name="P83" text:outline-level="5">Seminars<text:s/>8-12<text:s/>– Statistical Tests</text:h>
      <text:list text:style-name="LFO6" text:continue-numbering="true">
        <text:list-item>
          <text:p text:style-name="P84">For each test we covered:</text:p>
          <text:list text:continue-numbering="true">
            <text:list-item>
              <text:p text:style-name="P85">Know what it does</text:p>
            </text:list-item>
            <text:list-item>
              <text:p text:style-name="P86">Its R notation</text:p>
            </text:list-item>
            <text:list-item>
              <text:p text:style-name="P87">The assumptions that come with it<text:line-break/></text:p>
            </text:list-item>
          </text:list>
        </text:list-item>
      </text:list>
      <text:soft-page-break/>
      <text:h text:style-name="P88" text:outline-level="2">Example Questions:</text:h>
      <text:p text:style-name="Normal"><text:span text:style-name="T89">1) what does<text:s/></text:span><text:span text:style-name="T90">setwd()</text:span><text:span text:style-name="T91"><text:s/>do?</text:span><text:span text:style-name="T92"><text:line-break/></text:span><text:span text:style-name="T93"></text:span><text:span text:style-name="T94"><text:s/>setting working directory<text:s/></text:span></text:p>
      <text:p text:style-name="Normal"><text:span text:style-name="T95">2) How do you identify the working directory?</text:span><text:span text:style-name="T96"><text:line-break/></text:span><text:span text:style-name="T97"></text:span><text:span text:style-name="T98"><text:s/></text:span><text:span text:style-name="T99">getwd()</text:span></text:p>
      <text:p text:style-name="Normal"><text:span text:style-name="T100">3) What is a binary scale and what does it imply?</text:span><text:span text:style-name="T101"><text:line-break/></text:span><text:span text:style-name="T102"></text:span><text:span text:style-name="T103"><text:s/>a special case of a<text:s/></text:span><text:span text:style-name="T104">nominal scale that it implies that the data</text:span><text:span text:style-name="T105"><text:s/></text:span><text:span text:style-name="T106">values fall onto<text:s/></text:span><text:span text:style-name="T107">2 states</text:span></text:p>
      <text:p text:style-name="Normal"><text:span text:style-name="T108">4)<text:s/></text:span><text:span text:style-name="T109">Your<text:s/></text:span><text:span text:style-name="T110">data: flight length</text:span><text:span text:style-name="T111"><text:s/>and</text:span><text:span text:style-name="T112"><text:s/></text:span><text:span text:style-name="T113">avian<text:s/></text:span><text:span text:style-name="T114">species membership. You want to run a Spearman-correlation</text:span><text:span text:style-name="T115">. How do you do this?</text:span><text:span text:style-name="T116"><text:line-break/></text:span><text:span text:style-name="T117"></text:span><text:span text:style-name="T118"><text:s/>it is not an option, because both the data need to be continuous, but species is categorical!</text:span></text:p>
      <text:p text:style-name="Normal"><text:span text:style-name="T119">5) You want to read data from an excel file from an csv-format, how do you do that?</text:span><text:span text:style-name="T120"><text:line-break/></text:span><text:span text:style-name="T121"></text:span><text:span text:style-name="T122"><text:s/></text:span><text:span text:style-name="T123">read.csv</text:span><text:span text:style-name="T124">/</text:span><text:span text:style-name="T125">read.table</text:span></text:p>
      <text:p text:style-name="Normal"><text:span text:style-name="T126">6) Subtract<text:s/></text:span><text:span text:style-name="T127">1</text:span><text:span text:style-name="T128"><text:s/>from</text:span><text:span text:style-name="T129"><text:s/>every element in vector<text:s/></text:span><text:span text:style-name="T130">a &lt;-<text:s/></text:span><text:span text:style-name="T131">c(1,2,3,4,5,6)</text:span><text:span text:style-name="T132"><text:line-break/></text:span><text:span text:style-name="T133"></text:span><text:span text:style-name="T134"><text:s/></text:span><text:span text:style-name="T135">a–</text:span><text:span text:style-name="T136">1</text:span><text:span text:style-name="T137"><text:s/></text:span></text:p>
      <text:p text:style-name="Normal"><text:span text:style-name="T138">7) Select the third element of the vector</text:span><text:span text:style-name="T139"><text:s/></text:span><text:span text:style-name="T140">a</text:span><text:span text:style-name="T141"><text:s/>and add 5</text:span><text:span text:style-name="T142"><text:line-break/></text:span><text:span text:style-name="T143"></text:span><text:span text:style-name="T144"><text:s/></text:span><text:span text:style-name="T145">a[3] +<text:s/></text:span><text:span text:style-name="T146">5</text:span></text:p>
      <text:p text:style-name="Normal"><text:span text:style-name="T147">8)<text:s/></text:span><text:span text:style-name="T148">How do I convert a numeric vector into<text:s/></text:span><text:span text:style-name="T149">a<text:s/></text:span><text:span text:style-name="T150">character</text:span><text:span text:style-name="T151"><text:s/>vector</text:span><text:span text:style-name="T152"><text:line-break/></text:span><text:span text:style-name="T153"></text:span><text:span text:style-name="T154"><text:s/></text:span><text:span text:style-name="T155">as.character()</text:span></text:p>
      <text:p text:style-name="Normal"><text:span text:style-name="T156">9) You want to run an anaylsis to answer the question whether toad length influences toad eye span. A shapiro test of the two data sets (length and eye span) has concluded with p-values 0.012 and 0.004, respectively. Which test do you use and why?</text:span><text:span text:style-name="T157"><text:line-break/></text:span><text:span text:style-name="T158"></text:span><text:span text:style-name="T159"><text:s/>Pearson correlation as both variable values are metric and normal distribut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SanL-Regu" svg:font-family="NimbusSanL-Regu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SimSu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SimSu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SimSu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SimSun" style:font-name-complex="Times New Roman" fo:color="#2E74B5" fo:hyphenate="false"/>
    </style:style>
    <style:style style:name="Normal" style:display-name="Normal" style:family="paragraph">
      <style:paragraph-properties fo:margin-bottom="0.1388in" fo:line-height="115%"/>
      <style:text-properties style:font-name-asian="Calibri" fo:language="de" fo:country="DE" style:language-asian="en" style:country-asian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SimSun" style:font-name-complex="Times New Roman" fo:color="#2E74B5" fo:font-size="13pt" style:font-size-asian="13pt" style:font-size-complex="13pt" fo:language="de" fo:country="DE" style:language-asian="en" style:country-asian="US"/>
    </style:style>
    <style:style style:name="Heading3Char" style:display-name="Heading 3 Char" style:family="text" style:parent-style-name="DefaultParagraphFont">
      <style:text-properties style:font-name="Calibri Light" style:font-name-asian="SimSun" style:font-name-complex="Times New Roman" fo:color="#1F4D78" fo:font-size="12pt" style:font-size-asian="12pt" style:font-size-complex="12pt" fo:language="de" fo:country="DE" style:language-asian="en" style:country-asian="US"/>
    </style:style>
    <style:style style:name="Heading4Char" style:display-name="Heading 4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2E74B5" fo:language="de" fo:country="DE" style:language-asian="en" style:country-asian="US"/>
    </style:style>
    <style:style style:name="NoSpacing" style:display-name="No Spacing" style:family="paragraph">
      <style:paragraph-properties fo:margin-bottom="0in" fo:line-height="100%"/>
      <style:text-properties style:font-name-asian="Calibri" fo:language="de" fo:country="DE" style:language-asian="en" style:country-asian="US" fo:hyphenate="false"/>
    </style:style>
    <style:style style:name="Heading5Char" style:display-name="Heading 5 Char" style:family="text" style:parent-style-name="DefaultParagraphFont">
      <style:text-properties style:font-name="Calibri Light" style:font-name-asian="SimSun" style:font-name-complex="Times New Roman" fo:color="#2E74B5" fo:language="de" fo:country="DE"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k Kusch</meta:initial-creator>
    <dc:creator>Erik Kusch</dc:creator>
    <meta:creation-date>2019-06-29T05:05:00Z</meta:creation-date>
    <dc:date>2019-06-29T05:35:00Z</dc:date>
    <meta:template xlink:href="Normal.dotm" xlink:type="simple"/>
    <meta:editing-cycles>3</meta:editing-cycles>
    <meta:editing-duration>PT1800S</meta:editing-duration>
    <meta:document-statistic meta:page-count="2" meta:paragraph-count="5" meta:word-count="419" meta:character-count="2804" meta:row-count="19" meta:non-whitespace-character-count="2390"/>
  </office:meta>
</office:document-meta>
</file>